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8.329cm" table:align="left"/>
    </style:style>
    <style:style style:name="Tabela1.A" style:family="table-column">
      <style:table-column-properties style:column-width="0.942cm"/>
    </style:style>
    <style:style style:name="Tabela1.B" style:family="table-column">
      <style:table-column-properties style:column-width="3.727cm"/>
    </style:style>
    <style:style style:name="Tabela1.C" style:family="table-column">
      <style:table-column-properties style:column-width="2.044cm"/>
    </style:style>
    <style:style style:name="Tabela1.D" style:family="table-column">
      <style:table-column-properties style:column-width="1.616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4.568cm"/>
    </style:style>
    <style:style style:name="Tabela2.B" style:family="table-column">
      <style:table-column-properties style:column-width="1.693cm"/>
    </style:style>
    <style:style style:name="Tabela2.C" style:family="table-column">
      <style:table-column-properties style:column-width="3.323cm"/>
    </style:style>
    <style:style style:name="Tabela2.D" style:family="table-column">
      <style:table-column-properties style:column-width="7.415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4.052cm"/>
    </style:style>
    <style:style style:name="Tabela3.B" style:family="table-column">
      <style:table-column-properties style:column-width="2.644cm"/>
    </style:style>
    <style:style style:name="Tabela3.C" style:family="table-column">
      <style:table-column-properties style:column-width="6.655cm"/>
    </style:style>
    <style:style style:name="Tabela3.D" style:family="table-column">
      <style:table-column-properties style:column-width="3.649cm"/>
    </style:style>
    <style:style style:name="Tabela3.A1" style:family="table-cell">
      <style:table-cell-properties style:vertical-align="middle" fo:padding="0.049cm" fo:border="none"/>
    </style:style>
    <style:style style:name="Tabela4" style:family="table">
      <style:table-properties style:width="17cm" table:align="left"/>
    </style:style>
    <style:style style:name="Tabela4.A" style:family="table-column">
      <style:table-column-properties style:column-width="5.382cm"/>
    </style:style>
    <style:style style:name="Tabela4.B" style:family="table-column">
      <style:table-column-properties style:column-width="2.835cm"/>
    </style:style>
    <style:style style:name="Tabela4.C" style:family="table-column">
      <style:table-column-properties style:column-width="3.489cm"/>
    </style:style>
    <style:style style:name="Tabela4.D" style:family="table-column">
      <style:table-column-properties style:column-width="5.295cm"/>
    </style:style>
    <style:style style:name="Tabela4.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4.043cm"/>
    </style:style>
    <style:style style:name="Tabela5.B" style:family="table-column">
      <style:table-column-properties style:column-width="2.967cm"/>
    </style:style>
    <style:style style:name="Tabela5.C" style:family="table-column">
      <style:table-column-properties style:column-width="4.81cm"/>
    </style:style>
    <style:style style:name="Tabela5.D" style:family="table-column">
      <style:table-column-properties style:column-width="5.181cm"/>
    </style:style>
    <style:style style:name="Tabela5.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4.572cm"/>
    </style:style>
    <style:style style:name="Tabela6.B" style:family="table-column">
      <style:table-column-properties style:column-width="2.215cm"/>
    </style:style>
    <style:style style:name="Tabela6.C" style:family="table-column">
      <style:table-column-properties style:column-width="5.697cm"/>
    </style:style>
    <style:style style:name="Tabela6.D" style:family="table-column">
      <style:table-column-properties style:column-width="4.516cm"/>
    </style:style>
    <style:style style:name="Tabela6.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5.352cm"/>
    </style:style>
    <style:style style:name="Tabela7.B" style:family="table-column">
      <style:table-column-properties style:column-width="2.607cm"/>
    </style:style>
    <style:style style:name="Tabela7.C" style:family="table-column">
      <style:table-column-properties style:column-width="4.436cm"/>
    </style:style>
    <style:style style:name="Tabela7.D" style:family="table-column">
      <style:table-column-properties style:column-width="4.606cm"/>
    </style:style>
    <style:style style:name="Tabela7.A1" style:family="table-cell">
      <style:table-cell-properties style:vertical-align="middle" fo:padding="0.049cm" fo:border="none"/>
    </style:style>
    <style:style style:name="Tabela8" style:family="table">
      <style:table-properties style:width="17cm" table:align="left"/>
    </style:style>
    <style:style style:name="Tabela8.A" style:family="table-column">
      <style:table-column-properties style:column-width="4.888cm"/>
    </style:style>
    <style:style style:name="Tabela8.B" style:family="table-column">
      <style:table-column-properties style:column-width="12.113cm"/>
    </style:style>
    <style:style style:name="Tabela8.A1" style:family="table-cell">
      <style:table-cell-properties style:vertical-align="middle" fo:padding="0.049cm" fo:border="none"/>
    </style:style>
    <style:style style:name="P1" style:family="paragraph" style:parent-style-name="Heading_20_2">
      <style:paragraph-properties fo:margin-left="0cm" fo:margin-right="0cm" fo:text-indent="0cm" style:auto-text-indent="false" style:writing-mode="lr-tb"/>
      <style:text-properties officeooo:rsid="0006207b" officeooo:paragraph-rsid="0006207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writing-mode="lr-tb"/>
      <style:text-properties officeooo:paragraph-rsid="0005fcb0"/>
    </style:style>
    <style:style style:name="P4" style:family="paragraph" style:parent-style-name="Standard">
      <style:paragraph-properties fo:margin-left="0cm" fo:margin-right="0cm" fo:text-indent="0cm" style:auto-text-indent="false" style:writing-mode="lr-tb"/>
      <style:text-properties fo:font-style="italic" officeooo:paragraph-rsid="0005fcb0" style:font-style-asian="italic" style:font-style-complex="italic"/>
    </style:style>
    <style:style style:name="P5" style:family="paragraph" style:parent-style-name="Standard">
      <style:paragraph-properties fo:margin-left="0cm" fo:margin-right="0cm" fo:text-indent="0cm" style:auto-text-indent="false" style:writing-mode="lr-tb"/>
      <style:text-properties officeooo:rsid="0006207b" officeooo:paragraph-rsid="0006207b"/>
    </style:style>
    <style:style style:name="P6" style:family="paragraph" style:parent-style-name="Table_20_Contents">
      <style:paragraph-properties fo:margin-left="0cm" fo:margin-right="0cm" fo:text-indent="0cm" style:auto-text-indent="false"/>
      <style:text-properties officeooo:paragraph-rsid="0005fcb0"/>
    </style:style>
    <style:style style:name="P7"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CVE-2021-41091</text:span></text:p>
      <text:p text:style-name="P2"><text:span text:style-name="Strong_20_Emphasis"/></text:p>
      <text:p text:style-name="P2"><text:s/>Przez kilka lat w Linuksie, aby korzystać z gniazd surowych, trzeba było mieć uprawnienia roota. Dlatego, gdy stworzono polecenie ping, które korzysta z gniazd surowych, zostało ono zbudowane jako plik binarny suid, aby plik wykonywalny mógł działać. Nadawanie plikowi wykonywalnemu, takiemu jak ping, tak wysokich uprawnień nie jest dobrą praktyką, ponieważ gdyby w pliku binarnym znajdował się błąd, atakujący mogliby podnieść swoje uprawnienia do poziomu roota. Dlatego, gdy wprowadzono możliwości, ping stał się zwykłym plikiem binarnym z dołączoną możliwością obsługi plików CAP_NET_RAW. W ten sposób, po uruchomieniu, polecenie ping miało możliwość tworzenia i używania gniazd surowych, ale bez wszystkich innych zbędnych uprawnień roota. </text:p>
      <text:p text:style-name="P2"/>
      <text:p text:style-name="P3">Poniżej znajdują się formuły określające, jak określany jest każdy zestaw możliwości nowego procesu. Zwróć szczególną uwagę na zestawy P'(dozwolony) i p'(efektywny) oraz na to, jak możliwości pliku mogą wpływać na te zestawy. P() – Reprezentuje proces przed execve(). Jest to wartość zestawu możliwości procesu nadrzędnego. P'() – Reprezentuje proces po execve(). F() – Reprezentuje zestawy możliwości dołączonego do uruchomionego pliku. Możliwości i Docker Możliwości są nieodłączną częścią kontenerów Dockera. Weźmy na przykład użytkownika root w domyślnym kontenerze Dockera. Jeśli nie określono opcji ––privileged podczas uruchamiania kontenera, procesy użytkownika root w kontenerze będą miały bardzo ograniczony zestaw możliwości. W ten sposób Docker ogranicza operacje, które można wykonać od wewnątrz, aby zapobiec ucieczce kontenera. Weźmy na przykład przypadek CAP_SYS_MODULE. Jeśli proces wewnątrz kontenera ma taką możliwość, teoretycznie może on dodać nowy, ładowalny moduł jądra do działającego jądra. A ponieważ host współdzieli jądro z kontenerem, oznacza to, że zawarty w nim proces ucieka do samego hosta. Nie ma sukcesu bez porażki A co ze spreparowanym obrazem z plikami o odpowiednich możliwościach? Teoretycznie więc, jeśli atakujący ma możliwość zamontowania pliku obrazu, który po zamontowaniu zawiera plik binarny z plikami o odpowiednich możliwościach, może on zostać użyty do uruchomienia dowolnego procesu o dowolnych możliwościach i natychmiastowej eskalacji uprawnień. Okazuje się, że to nie takie proste. Jak prawdopodobnie wiesz, tylko root (a dokładniej, tylko proces z CAP_SYS_ADMIN) może korzystać z funkcji mount. To doprowadziło mnie do kolejnego pomysłu… Problem z nosuid Co by było, gdyby atakujący miał fizyczny dostęp do komputera i mógł po prostu podłączyć do niego urządzenie pamięci masowej USB? W zdecydowanej większości dystrybucji, po podłączeniu nowego urządzenia USB, jest ono automatycznie montowane przez system. Wystarczy więc umieścić plik z uprawnieniami SYS_ADMIN w pliku dok. (disk-on-key) i gotowe! Wygraliśmy! A może jednak wygraliśmy? Podczas montowania nowego urządzenia w systemie istnieje możliwość użycia opcji montowania nosuid. Opcja nosuid nakazuje jądru ignorować każdy bit setuid podczas wykonywania plików z zamontowanego systemu plików. To automatyczne montowanie ma opcję montowania nosuid, co jest logiczne, ponieważ (oczywiście) każdy atakujący może stworzyć dowolny plik binarny, umieścić go jako plik wykonywalny z uprawnieniami suid, dodać do pamięci USB i po prostu uruchomić. Okazuje się, że nosuid wpływa również na uprawnienia plików. Za każdym razem, gdy uruchamiany jest plik z uprawnieniami, jądro sprawdza, czy znajduje się on w systemie plików z uprawnieniami nosuid, a jeśli tak, uprawnienia są po prostu ignorowane podczas wykonywania. System plików Overlay Poszukując sposobu na ominięcie takich irytujących (i sprytnych) zabezpieczeń, odkryłem lukę w zabezpieczeniach systemu plików OverlayFS, która działa dokładnie tak, jak chciałem, w niektórych wersjach i odmianach Ubuntu. Ponieważ wykracza to poza zakres tego bloga, oto link do pełnego opisu, więc możesz przeczytać więcej, jeśli chcesz [4]. Ta luka dała mi pewien pomysł. Kto używa OverlayFS częściej niż jakikolwiek inny? Docker! Sprawdźmy, czy silnik Dockera może używać OverlayFS w sposób, który pozwoli atakującemu na nadużycie. Podczas sprawdzania, czy istnieje sposób na skopiowanie odpowiedniego pliku z dysku USB do głównego systemu plików, przypadkowo spróbowałem skopiować plik z /path/to/docker/image/rootfs/file do /home/user/ jako zwykły użytkownik. Chociaż plik został <text:soft-page-break/>skopiowany bez uprawnień, zauważyłem, że mam do niego uprawnienia dostępu — których nie powinienem mieć jako użytkownik bez uprawnień. Dar uprawnień 701 Od tego momentu starałem się zrozumieć, dlaczego to u mnie zadziałało. Kiedy powiedziałem o tym koledze, próbował odtworzyć problem, ale wystąpił błąd podczas próby dostępu do odpowiedniego pliku w /var/lib/docker/overlay2/. Dlaczego więc ja mogłem to zrobić, a on nie? Jedyną różnicą między naszymi maszynami była wersja silnika Dockera. Po zapoznaniu się z informacjami o wydaniach każdej wersji, która została wydana od jego wersji Dockera do mojej, zauważyłem potencjalnie problematyczną poprawkę, która mogła powodować błąd, którego używałem do dostępu do plików. Nie będziemy zagłębiać się w samą poprawkę, ale główną rzeczą, którą zrobili, była zmiana uprawnień niektórych katalogów w /var/lib/docker z 700 na 701. Jeden ze zmienionych katalogów, /var/lib/docker/overlay2/, przechowywał wszystkie zapisane obrazy Dockera (lub w przypadku innego sterownika pamięci masowej, będzie miał inną nazwę, ale efekt będzie ten sam). Teraz każdy użytkownik może uruchamiać pliki z tego katalogu i ma dostęp do obrazów Dockera na komputerze. Wektory ataku Istnieje kilka sposobów na nadużycie tego nowego dostępu, jaki dał nam silnik Dockera. W tej sekcji omówię dwa wektory ataku, które wykorzystałem jako dowód słuszności koncepcji. Root w kontenerze — niskie uprawnienia na hoście Innym sposobem na nadużycie tej „funkcji” jest samodzielne utworzenie żądanego pliku z uprawnieniami. </text:p>
      <text:p text:style-name="P3"/>
      <text:p text:style-name="P3"/>
      <text:p text:style-name="P3">Ta technika wykorzystuje użytkownika o niskich uprawnieniach na hoście i użytkownika root w kontenerze (domyślna konfiguracja w kontenerze Dockera) który działa na tym samym hoście. Oto wektor ataku krok po kroku: Z rootem w kontenerze, atakujący może utworzyć plik wykonywalny, który ustawia swój uid i gid na 0 i uruchamia /bin/bash. Używając setcap(8), atakujący dołączy teraz CAP_SETUID i CAP_SETGID do pliku wykonywalnego z poprzedniego kroku. Ten krok działa, ponieważ w domyślnych kontenerach Dockera root ma CAP_SETFCAP, co pozwala mu używać setcap(8). Od tego momentu atakujący musi tylko uruchomić plik. Atakujący zwiększył teraz swoje uprawnienia do roota na hoście. </text:p>
      <text:p text:style-name="P3"/>
      <text:p text:style-name="P3"/>
      <text:p text:style-name="P3">Mógłbym z łatwością użyć uprawnień setuid do pliku, ponieważ jego właścicielem jest root. Działałoby to tak samo. Były dwa powody, dla których zdecydowałem się na wykorzystanie możliwości Linuksa. Po pierwsze, możliwości Linuksa nie są monitorowane tak często, jak pliki binarne suid, więc w ten sposób jest znacznie ciszej. Drugim powodem jest to, że miałem dużo czasu na rozmyślanie o możliwościach Linuksa i o tym, jak można je wykorzystać do ataków, więc to była pierwsza rzecz, jaka przyszła mi do głowy, gdy zdałem sobie sprawę, że mam taką możliwość. </text:p>
      <text:p text:style-name="P3"/>
      <text:p text:style-name="P4">setcap cap_setuid,cap_setgid+ep /bin/bash<text:line-break/></text:p>
      <text:p text:style-name="P5">co pozwala uruchomic bash z uid 0</text:p>
      <text:p text:style-name="P5"/>
      <text:p text:style-name="P5"/>
      <text:p text:style-name="P5"/>
      <text:p text:style-name="P5">jak zapobiegac eskalacji:</text:p>
      <text:p text:style-name="P5"/>
      <text:p text:style-name="P5"><text:span text:style-name="T2">audyt</text:span>:</text:p>
      <text:p text:style-name="P5"><text:s/>sudo getcap -r / 2&gt;/dev/null | sort</text:p>
      <text:p text:style-name="P5">/snap/core20/2599/usr/bin/ping cap_net_raw=ep</text:p>
      <text:p text:style-name="P5">/snap/snapd/24792/usr/lib/snapd/snap-confine cap_chown,cap_dac_override,cap_dac_read_search,cap_fowner,cap_sys_chroot,cap_sys_ptrace,cap_sys_admin=p</text:p>
      <text:p text:style-name="P5"><text:soft-page-break/>/snap/snapd/25202/usr/lib/snapd/snap-confine cap_chown,cap_dac_override,cap_dac_read_search,cap_fowner,cap_sys_chroot,cap_sys_ptrace,cap_sys_admin=p</text:p>
      <text:p text:style-name="P5">/usr/bin/mtr-packet cap_net_raw=ep</text:p>
      <text:p text:style-name="P5">/usr/bin/ping cap_net_raw=ep</text:p>
      <text:p text:style-name="P5">/usr/lib/x86_64-linux-gnu/gstreamer1.0/gstreamer-1.0/gst-ptp-helper cap_net_bind_service,cap_net_admin=ep</text:p>
      <text:p text:style-name="P5">/usr/libexec/netdata/plugins.d/apps.plugin cap_dac_read_search,cap_sys_ptrace=ep</text:p>
      <text:p text:style-name="P5">/usr/libexec/netdata/plugins.d/perf.plugin cap_sys_admin=ep</text:p>
      <text:p text:style-name="P5">/usr/libexec/netdata/plugins.d/slabinfo.plugin cap_dac_read_search=ep</text:p>
      <text:p text:style-name="P5"/>
      <text:p text:style-name="P5"/>
      <text:p text:style-name="P5"/>
      <text:p text:style-name="P5"/>
      <text:h text:style-name="P1" text:outline-level="2">Sygnały kompromitacji</text:h>
      <text:list text:style-name="L1">
        <text:list-item>
          <text:p text:style-name="P7">Nowe/nieoczekiwane wpisy w <text:span text:style-name="Source_20_Text">getcap -r /</text:span>.</text:p>
        </text:list-item>
        <text:list-item>
          <text:p text:style-name="P7">Alerty <text:span text:style-name="Source_20_Text">auditd</text:span> z kluczem <text:span text:style-name="Source_20_Text">filecap</text:span>, <text:span text:style-name="Source_20_Text">cap_changes</text:span>.</text:p>
        </text:list-item>
        <text:list-item>
          <text:p text:style-name="P7">Nagle działające narzędzia z możliwością „zmiany użytkownika” bez <text:span text:style-name="Source_20_Text">sudo</text:span>.</text:p>
        </text:list-item>
        <text:list-item>
          <text:p text:style-name="P7">Zmiany w pakietach (checksumy), które nie korelują z aktualizacjami.</text:p>
        </text:list-item>
      </text:list>
      <text:p text:style-name="P5"/>
      <text:p text:style-name="P5"/>
      <text:p text:style-name="P5"/>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Plik</text:p>
            </table:table-cell>
            <table:table-cell table:style-name="Tabela1.A1" office:value-type="string">
              <text:p text:style-name="Table_20_Heading">Nadane capabilities</text:p>
            </table:table-cell>
            <table:table-cell table:style-name="Tabela1.A1" office:value-type="string">
              <text:p text:style-name="Table_20_Heading">Co to daje</text:p>
            </table:table-cell>
            <table:table-cell table:style-name="Tabela1.A1" office:value-type="string">
              <text:p text:style-name="Table_20_Heading">Ryzyko</text:p>
            </table:table-cell>
          </table:table-row>
        </table:table-header-rows>
      </table:table>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Table_20_Contents"><text:span text:style-name="Source_20_Text">/usr/bin/ping</text:span>, <text:span text:style-name="Source_20_Text">/snap/core20/.../usr/bin/ping</text:span></text:p>
          </table:table-cell>
          <table:table-cell table:style-name="Tabela2.A1" office:value-type="string">
            <text:p text:style-name="Table_20_Contents"><text:span text:style-name="Source_20_Text">cap_net_raw=ep</text:span></text:p>
          </table:table-cell>
          <table:table-cell table:style-name="Tabela2.A1" office:value-type="string">
            <text:p text:style-name="Table_20_Contents">Pozwala tworzyć pakiety RAW (np. ICMP Echo) bez SUID.</text:p>
          </table:table-cell>
          <table:table-cell table:style-name="Tabela2.A1" office:value-type="string">
            <text:p text:style-name="Table_20_Contents">Minimalne – to klasyczne, zamiast <text:span text:style-name="Source_20_Text">setuid root</text:span>. Ale RAW sockets można też użyć do sniffingu/ataków, jeśli binarka zostanie wykorzystana w inny sposób.</text:p>
          </table:table-cell>
        </table:table-row>
      </table:table>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Table_20_Contents"><text:span text:style-name="Source_20_Text">/usr/bin/mtr-packet</text:span></text:p>
          </table:table-cell>
          <table:table-cell table:style-name="Tabela3.A1" office:value-type="string">
            <text:p text:style-name="Table_20_Contents"><text:span text:style-name="Source_20_Text">cap_net_raw=ep</text:span></text:p>
          </table:table-cell>
          <table:table-cell table:style-name="Tabela3.A1" office:value-type="string">
            <text:p text:style-name="Table_20_Contents">Podobnie jak <text:span text:style-name="Source_20_Text">ping</text:span>, potrzebuje RAW socket do traceroute.</text:p>
          </table:table-cell>
          <table:table-cell table:style-name="Tabela3.A1" office:value-type="string">
            <text:p text:style-name="Table_20_Contents">Takie samo ryzyko jak wyżej.</text:p>
          </table:table-cell>
        </table:table-row>
      </table:table>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Table_20_Contents"><text:span text:style-name="Source_20_Text">/usr/lib/x86_64-linux-gnu/gstreamer1.0/.../gst-ptp-helper</text:span></text:p>
          </table:table-cell>
          <table:table-cell table:style-name="Tabela4.A1" office:value-type="string">
            <text:p text:style-name="Table_20_Contents"><text:span text:style-name="Source_20_Text">cap_net_bind_service,cap_net_admin=ep</text:span></text:p>
          </table:table-cell>
          <table:table-cell table:style-name="Tabela4.A1" office:value-type="string">
            <text:p text:style-name="Table_20_Contents">Może otwierać porty &lt;1024 i manipulować parametrami sieci (np. routingi, ifconfig).</text:p>
          </table:table-cell>
          <table:table-cell table:style-name="Tabela4.A1" office:value-type="string">
            <text:p text:style-name="Table_20_Contents"><text:span text:style-name="Strong_20_Emphasis">Średnie</text:span> – <text:span text:style-name="Source_20_Text">cap_net_admin</text:span> to bardzo szeroka capability (zmiany routingów, firewall, interfejsów). Zainfekowana/zmodyfikowana binarka = eskalacja na poziom admina sieci.</text:p>
          </table:table-cell>
        </table:table-row>
      </table:table>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Table_20_Contents"><text:span text:style-name="Source_20_Text">/usr/libexec/netdata/plugins.d/apps.plugin</text:span></text:p>
          </table:table-cell>
          <table:table-cell table:style-name="Tabela5.A1" office:value-type="string">
            <text:p text:style-name="Table_20_Contents"><text:span text:style-name="Source_20_Text">cap_dac_read_search,cap_sys_ptrace=ep</text:span></text:p>
          </table:table-cell>
          <table:table-cell table:style-name="Tabela5.A1" office:value-type="string">
            <text:p text:style-name="Table_20_Contents">- <text:span text:style-name="Source_20_Text">cap_dac_read_search</text:span> → omija prawa dostępu do katalogów (może przeszukiwać i odczytywać metadane).<text:line-break/>- <text:span text:style-name="Source_20_Text">cap_sys_ptrace</text:span> → możliwość śledzenia innych procesów (jak <text:span text:style-name="Source_20_Text">gdb</text:span>, <text:span text:style-name="Source_20_Text">strace</text:span>).</text:p>
          </table:table-cell>
          <table:table-cell table:style-name="Tabela5.A1" office:value-type="string">
            <text:p text:style-name="Table_20_Contents"><text:span text:style-name="Strong_20_Emphasis">Duże ryzyko</text:span> – pozwala na przechwytywanie danych z dowolnego procesu, w tym np. hasła w pamięci.</text:p>
          </table:table-cell>
        </table:table-row>
      </table:table>
      <table:table table:name="Tabela6" table:style-name="Tabela6">
        <table:table-column table:style-name="Tabela6.A"/>
        <table:table-column table:style-name="Tabela6.B"/>
        <table:table-column table:style-name="Tabela6.C"/>
        <table:table-column table:style-name="Tabela6.D"/>
        <text:soft-page-break/>
        <table:table-row>
          <table:table-cell table:style-name="Tabela6.A1" office:value-type="string">
            <text:p text:style-name="Table_20_Contents"><text:span text:style-name="Source_20_Text">/usr/libexec/netdata/plugins.d/perf.plugin</text:span></text:p>
          </table:table-cell>
          <table:table-cell table:style-name="Tabela6.A1" office:value-type="string">
            <text:p text:style-name="Table_20_Contents"><text:span text:style-name="Source_20_Text">cap_sys_admin=ep</text:span></text:p>
          </table:table-cell>
          <table:table-cell table:style-name="Tabela6.A1" office:value-type="string">
            <text:p text:style-name="Table_20_Contents"><text:span text:style-name="Source_20_Text">CAP_SYS_ADMIN</text:span> = „root capabilities bucket” (bardzo szeroka: mount, umount, ustawienia jądra, namespaces, etc.).</text:p>
          </table:table-cell>
          <table:table-cell table:style-name="Tabela6.A1" office:value-type="string">
            <text:p text:style-name="Table_20_Contents"><text:span text:style-name="Strong_20_Emphasis">Bardzo wysokie ryzyko</text:span> – exploity w tym pluginie = praktycznie root.</text:p>
          </table:table-cell>
        </table:table-row>
      </table:table>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Table_20_Contents"><text:span text:style-name="Source_20_Text">/usr/libexec/netdata/plugins.d/slabinfo.plugin</text:span></text:p>
          </table:table-cell>
          <table:table-cell table:style-name="Tabela7.A1" office:value-type="string">
            <text:p text:style-name="Table_20_Contents"><text:span text:style-name="Source_20_Text">cap_dac_read_search=ep</text:span></text:p>
          </table:table-cell>
          <table:table-cell table:style-name="Tabela7.A1" office:value-type="string">
            <text:p text:style-name="Table_20_Contents">Odczyt katalogów i metadanych plików poza własnymi uprawnieniami.</text:p>
          </table:table-cell>
          <table:table-cell table:style-name="Tabela7.A1" office:value-type="string">
            <text:p text:style-name="Table_20_Contents">Średnie – nie daje pełnego roota, ale ułatwia enumerację systemu i bypass normalnych ACL.</text:p>
          </table:table-cell>
        </table:table-row>
      </table:table>
      <table:table table:name="Tabela8" table:style-name="Tabela8">
        <table:table-column table:style-name="Tabela8.A"/>
        <table:table-column table:style-name="Tabela8.B"/>
        <table:table-row>
          <table:table-cell table:style-name="Tabela8.A1" office:value-type="string">
            <text:p text:style-name="Table_20_Contents"><text:span text:style-name="Source_20_Text">/snap/snapd/.../snap-confine</text:span></text:p>
          </table:table-cell>
          <table:table-cell table:style-name="Tabela8.A1" office:value-type="string">
            <text:p text:style-name="Table_20_Contents"><text:span text:style-name="Source_20_Text">cap_chown,cap_dac_override,cap_dac_read_search,cap_fowner,cap_sys_chroot,cap_sys_ptrace,cap_sys_admin=p</text:span></text:p>
          </table:table-cell>
        </table:table-row>
      </table:table>
      <text:p text:style-name="P5"/>
      <text:p text:style-name="P5"/>
      <text:section text:style-name="Sect1" text:name="goog-lr-8">
        <text:p text:style-name="P2"/>
      </text:section>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14" number:language="pl" number:country="PL">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27T20:20:15.489000000</meta:creation-date>
    <dc:date>2025-08-27T20:44:04.139000000</dc:date>
    <meta:editing-duration>PT2M43S</meta:editing-duration>
    <meta:editing-cycles>1</meta:editing-cycles>
    <meta:document-statistic meta:table-count="8" meta:image-count="0" meta:object-count="0" meta:page-count="4" meta:paragraph-count="54" meta:word-count="1252" meta:character-count="9961" meta:non-whitespace-character-count="8750"/>
    <meta:generator>LibreOffice/24.2.2.2$Windows_X86_64 LibreOffice_project/d56cc158d8a96260b836f100ef4b4ef25d6f1a01</meta:generator>
  </office:meta>
</office:document-meta>
</file>